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transaction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actions" table:style-name="ta1">
        <office:forms form:automatic-focus="false" form:apply-design-mode="false"/>
        <table:shapes>
          <draw:frame draw:z-index="0" draw:style-name="gr1" draw:text-style-name="P1" svg:width="15.999cm" svg:height="9.002cm" svg:x="21.139cm" svg:y="1.199cm">
            <draw:object draw:notify-on-update-of-ranges="transactions.A1:transactions.A1 transactions.A2:transactions.A61 transactions.B1:transactions.B1 transactions.B2:transactions.B61 transactions.C1:transactions.C1 transactions.C2:transactions.C61 transactions.D1:transactions.D1 transactions.D2:transactions.D61 transactions.E1:transactions.E1 transactions.E2:transactions.E61 transactions.F1:transactions.F1 transactions.F2:transactions.F61 transactions.G1:transactions.G1 transactions.G2:transactions.G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Trait #1</text:p>
          </table:table-cell>
          <table:table-cell table:style-name="ce1" office:value-type="string" calcext:value-type="string">
            <text:p>Value #1</text:p>
          </table:table-cell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Another tra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1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date" office:date-value="2010-01-07" calcext:value-type="date">
            <text:p>1/7/2010</text:p>
          </table:table-cell>
          <table:table-cell table:style-name="ce3" office:value-type="float" office:value="48.49" calcext:value-type="float">
            <text:p>48.49</text:p>
          </table:table-cell>
          <table:table-cell table:style-name="ce3" office:value-type="float" office:value="550060.8" calcext:value-type="float">
            <text:p>550,060.80</text:p>
          </table:table-cell>
          <table:table-cell table:style-name="ce3" office:value-type="float" office:value="11343.8" calcext:value-type="float">
            <text:p>11,343.80</text:p>
          </table:table-cell>
          <table:table-cell table:style-name="ce2" office:value-type="string" calcext:value-type="string">
            <text:p>brow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2</text:p>
          </table:table-cell>
          <table:table-cell table:style-name="ce3" office:value-type="float" office:value="2" calcext:value-type="float">
            <text:p>2.00</text:p>
          </table:table-cell>
          <table:table-cell table:style-name="ce4" office:value-type="date" office:date-value="2010-01-08" calcext:value-type="date">
            <text:p>1/8/2010</text:p>
          </table:table-cell>
          <table:table-cell table:style-name="ce3" office:value-type="float" office:value="45.98" calcext:value-type="float">
            <text:p>45.98</text:p>
          </table:table-cell>
          <table:table-cell table:style-name="ce3" office:value-type="float" office:value="236341.18" calcext:value-type="float">
            <text:p>236,341.18</text:p>
          </table:table-cell>
          <table:table-cell table:style-name="ce3" office:value-type="float" office:value="5140.09" calcext:value-type="float">
            <text:p>5,140.09</text:p>
          </table:table-cell>
          <table:table-cell table:style-name="ce2" office:value-type="string" calcext:value-type="string">
            <text:p>r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3</text:p>
          </table:table-cell>
          <table:table-cell table:style-name="ce3" office:value-type="float" office:value="9" calcext:value-type="float">
            <text:p>9.00</text:p>
          </table:table-cell>
          <table:table-cell table:style-name="ce4" office:value-type="date" office:date-value="2010-01-09" calcext:value-type="date">
            <text:p>1/9/2010</text:p>
          </table:table-cell>
          <table:table-cell table:style-name="ce3" office:value-type="float" office:value="51.33" calcext:value-type="float">
            <text:p>51.33</text:p>
          </table:table-cell>
          <table:table-cell table:style-name="ce3" office:value-type="float" office:value="422955.71" calcext:value-type="float">
            <text:p>422,955.71</text:p>
          </table:table-cell>
          <table:table-cell table:style-name="ce3" office:value-type="float" office:value="8239.93" calcext:value-type="float">
            <text:p>8,239.93</text:p>
          </table:table-cell>
          <table:table-cell table:style-name="ce2" office:value-type="string" calcext:value-type="string">
            <text:p>yellow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4</text:p>
          </table:table-cell>
          <table:table-cell table:style-name="ce3" office:value-type="float" office:value="10" calcext:value-type="float">
            <text:p>10.00</text:p>
          </table:table-cell>
          <table:table-cell table:style-name="ce4" office:value-type="date" office:date-value="2010-01-10" calcext:value-type="date">
            <text:p>1/10/2010</text:p>
          </table:table-cell>
          <table:table-cell table:style-name="ce3" office:value-type="float" office:value="83.58" calcext:value-type="float">
            <text:p>83.58</text:p>
          </table:table-cell>
          <table:table-cell table:style-name="ce3" office:value-type="float" office:value="372950.9" calcext:value-type="float">
            <text:p>372,950.90</text:p>
          </table:table-cell>
          <table:table-cell table:style-name="ce3" office:value-type="float" office:value="4462.2" calcext:value-type="float">
            <text:p>4,462.20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16</text:p>
          </table:table-cell>
          <table:table-cell table:style-name="ce3" office:value-type="float" office:value="22" calcext:value-type="float">
            <text:p>22.00</text:p>
          </table:table-cell>
          <table:table-cell table:style-name="ce4" office:value-type="date" office:date-value="2010-01-22" calcext:value-type="date">
            <text:p>1/22/2010</text:p>
          </table:table-cell>
          <table:table-cell table:style-name="ce3" office:value-type="float" office:value="33.06" calcext:value-type="float">
            <text:p>33.06</text:p>
          </table:table-cell>
          <table:table-cell table:style-name="ce3" office:value-type="float" office:value="281118.11" calcext:value-type="float">
            <text:p>281,118.11</text:p>
          </table:table-cell>
          <table:table-cell table:style-name="ce3" office:value-type="float" office:value="8503.27" calcext:value-type="float">
            <text:p>8,503.27</text:p>
          </table:table-cell>
          <table:table-cell table:style-name="ce2" office:value-type="string" calcext:value-type="string">
            <text:p>yellow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17</text:p>
          </table:table-cell>
          <table:table-cell table:style-name="ce3" office:value-type="float" office:value="24" calcext:value-type="float">
            <text:p>24.00</text:p>
          </table:table-cell>
          <table:table-cell table:style-name="ce4" office:value-type="date" office:date-value="2010-01-24" calcext:value-type="date">
            <text:p>1/24/2010</text:p>
          </table:table-cell>
          <table:table-cell table:style-name="ce3" office:value-type="float" office:value="61.22" calcext:value-type="float">
            <text:p>61.22</text:p>
          </table:table-cell>
          <table:table-cell table:style-name="ce3" office:value-type="float" office:value="352779.19" calcext:value-type="float">
            <text:p>352,779.19</text:p>
          </table:table-cell>
          <table:table-cell table:style-name="ce3" office:value-type="float" office:value="5762.48" calcext:value-type="float">
            <text:p>5,762.48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18</text:p>
          </table:table-cell>
          <table:table-cell table:style-name="ce3" office:value-type="float" office:value="25" calcext:value-type="float">
            <text:p>25.00</text:p>
          </table:table-cell>
          <table:table-cell table:style-name="ce4" office:value-type="date" office:date-value="2010-01-25" calcext:value-type="date">
            <text:p>1/25/2010</text:p>
          </table:table-cell>
          <table:table-cell table:style-name="ce3" office:value-type="float" office:value="81.16" calcext:value-type="float">
            <text:p>81.16</text:p>
          </table:table-cell>
          <table:table-cell table:style-name="ce3" office:value-type="float" office:value="403985.68" calcext:value-type="float">
            <text:p>403,985.68</text:p>
          </table:table-cell>
          <table:table-cell table:style-name="ce3" office:value-type="float" office:value="4977.65" calcext:value-type="float">
            <text:p>4,977.65</text:p>
          </table:table-cell>
          <table:table-cell table:style-name="ce2" office:value-type="string" calcext:value-type="string">
            <text:p>wh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19</text:p>
          </table:table-cell>
          <table:table-cell table:style-name="ce3" office:value-type="float" office:value="27" calcext:value-type="float">
            <text:p>27.00</text:p>
          </table:table-cell>
          <table:table-cell table:style-name="ce4" office:value-type="date" office:date-value="2010-01-27" calcext:value-type="date">
            <text:p>1/27/2010</text:p>
          </table:table-cell>
          <table:table-cell table:style-name="ce3" office:value-type="float" office:value="78.16" calcext:value-type="float">
            <text:p>78.16</text:p>
          </table:table-cell>
          <table:table-cell table:style-name="ce3" office:value-type="float" office:value="410101.03" calcext:value-type="float">
            <text:p>410,101.03</text:p>
          </table:table-cell>
          <table:table-cell table:style-name="ce3" office:value-type="float" office:value="5246.94" calcext:value-type="float">
            <text:p>5,246.94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20</text:p>
          </table:table-cell>
          <table:table-cell table:style-name="ce3" office:value-type="float" office:value="28" calcext:value-type="float">
            <text:p>28.00</text:p>
          </table:table-cell>
          <table:table-cell table:style-name="ce4" office:value-type="date" office:date-value="2010-01-28" calcext:value-type="date">
            <text:p>1/28/2010</text:p>
          </table:table-cell>
          <table:table-cell table:style-name="ce3" office:value-type="float" office:value="73.66" calcext:value-type="float">
            <text:p>73.66</text:p>
          </table:table-cell>
          <table:table-cell table:style-name="ce3" office:value-type="float" office:value="323727.84" calcext:value-type="float">
            <text:p>323,727.84</text:p>
          </table:table-cell>
          <table:table-cell table:style-name="ce3" office:value-type="float" office:value="4394.89" calcext:value-type="float">
            <text:p>4,394.89</text:p>
          </table:table-cell>
          <table:table-cell table:style-name="ce2" office:value-type="string" calcext:value-type="string">
            <text:p>yellow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21</text:p>
          </table:table-cell>
          <table:table-cell table:style-name="ce3" office:value-type="float" office:value="29" calcext:value-type="float">
            <text:p>29.00</text:p>
          </table:table-cell>
          <table:table-cell table:style-name="ce4" office:value-type="date" office:date-value="2010-01-29" calcext:value-type="date">
            <text:p>1/29/2010</text:p>
          </table:table-cell>
          <table:table-cell table:style-name="ce3" office:value-type="float" office:value="94.68" calcext:value-type="float">
            <text:p>94.68</text:p>
          </table:table-cell>
          <table:table-cell table:style-name="ce3" office:value-type="float" office:value="548623.75" calcext:value-type="float">
            <text:p>548,623.75</text:p>
          </table:table-cell>
          <table:table-cell table:style-name="ce3" office:value-type="float" office:value="5794.51" calcext:value-type="float">
            <text:p>5,794.51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22</text:p>
          </table:table-cell>
          <table:table-cell table:style-name="ce3" office:value-type="float" office:value="30" calcext:value-type="float">
            <text:p>30.00</text:p>
          </table:table-cell>
          <table:table-cell table:style-name="ce4" office:value-type="date" office:date-value="2010-01-30" calcext:value-type="date">
            <text:p>1/30/2010</text:p>
          </table:table-cell>
          <table:table-cell table:style-name="ce3" office:value-type="float" office:value="71.55" calcext:value-type="float">
            <text:p>71.55</text:p>
          </table:table-cell>
          <table:table-cell table:style-name="ce3" office:value-type="float" office:value="413429.91" calcext:value-type="float">
            <text:p>413,429.91</text:p>
          </table:table-cell>
          <table:table-cell table:style-name="ce3" office:value-type="float" office:value="5778.2" calcext:value-type="float">
            <text:p>5,778.20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1</text:p>
          </table:table-cell>
          <table:table-cell table:style-name="ce3" office:value-type="float" office:value="31" calcext:value-type="float">
            <text:p>31.00</text:p>
          </table:table-cell>
          <table:table-cell table:style-name="ce4" office:value-type="date" office:date-value="2010-01-31" calcext:value-type="date">
            <text:p>1/31/2010</text:p>
          </table:table-cell>
          <table:table-cell table:style-name="ce3" office:value-type="float" office:value="80.52" calcext:value-type="float">
            <text:p>80.52</text:p>
          </table:table-cell>
          <table:table-cell table:style-name="ce3" office:value-type="float" office:value="324537.82" calcext:value-type="float">
            <text:p>324,537.82</text:p>
          </table:table-cell>
          <table:table-cell table:style-name="ce3" office:value-type="float" office:value="4030.52" calcext:value-type="float">
            <text:p>4,030.52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2</text:p>
          </table:table-cell>
          <table:table-cell table:style-name="ce3" office:value-type="float" office:value="32" calcext:value-type="float">
            <text:p>32.00</text:p>
          </table:table-cell>
          <table:table-cell table:style-name="ce4" office:value-type="date" office:date-value="2010-02-01" calcext:value-type="date">
            <text:p>2/1/2010</text:p>
          </table:table-cell>
          <table:table-cell table:style-name="ce3" office:value-type="float" office:value="92.71" calcext:value-type="float">
            <text:p>92.71</text:p>
          </table:table-cell>
          <table:table-cell table:style-name="ce3" office:value-type="float" office:value="473075.07" calcext:value-type="float">
            <text:p>473,075.07</text:p>
          </table:table-cell>
          <table:table-cell table:style-name="ce3" office:value-type="float" office:value="5102.74" calcext:value-type="float">
            <text:p>5,102.74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3</text:p>
          </table:table-cell>
          <table:table-cell table:style-name="ce3" office:value-type="float" office:value="33" calcext:value-type="float">
            <text:p>33.00</text:p>
          </table:table-cell>
          <table:table-cell table:style-name="ce4" office:value-type="date" office:date-value="2010-02-02" calcext:value-type="date">
            <text:p>2/2/2010</text:p>
          </table:table-cell>
          <table:table-cell table:style-name="ce3" office:value-type="float" office:value="58.86" calcext:value-type="float">
            <text:p>58.86</text:p>
          </table:table-cell>
          <table:table-cell table:style-name="ce3" office:value-type="float" office:value="339724.62" calcext:value-type="float">
            <text:p>339,724.62</text:p>
          </table:table-cell>
          <table:table-cell table:style-name="ce3" office:value-type="float" office:value="5771.74" calcext:value-type="float">
            <text:p>5,771.74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4</text:p>
          </table:table-cell>
          <table:table-cell table:style-name="ce3" office:value-type="float" office:value="34" calcext:value-type="float">
            <text:p>34.00</text:p>
          </table:table-cell>
          <table:table-cell table:style-name="ce4" office:value-type="date" office:date-value="2010-02-03" calcext:value-type="date">
            <text:p>2/3/2010</text:p>
          </table:table-cell>
          <table:table-cell table:style-name="ce3" office:value-type="float" office:value="70.17" calcext:value-type="float">
            <text:p>70.17</text:p>
          </table:table-cell>
          <table:table-cell table:style-name="ce3" office:value-type="float" office:value="443233.11" calcext:value-type="float">
            <text:p>443,233.11</text:p>
          </table:table-cell>
          <table:table-cell table:style-name="ce3" office:value-type="float" office:value="6316.56" calcext:value-type="float">
            <text:p>6,316.56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5</text:p>
          </table:table-cell>
          <table:table-cell table:style-name="ce3" office:value-type="float" office:value="35" calcext:value-type="float">
            <text:p>35.00</text:p>
          </table:table-cell>
          <table:table-cell table:style-name="ce4" office:value-type="date" office:date-value="2010-02-04" calcext:value-type="date">
            <text:p>2/4/2010</text:p>
          </table:table-cell>
          <table:table-cell table:style-name="ce3" office:value-type="float" office:value="82.71" calcext:value-type="float">
            <text:p>82.71</text:p>
          </table:table-cell>
          <table:table-cell table:style-name="ce3" office:value-type="float" office:value="426391.14" calcext:value-type="float">
            <text:p>426,391.14</text:p>
          </table:table-cell>
          <table:table-cell table:style-name="ce3" office:value-type="float" office:value="5155.25" calcext:value-type="float">
            <text:p>5,155.25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6</text:p>
          </table:table-cell>
          <table:table-cell table:style-name="ce3" office:value-type="float" office:value="36" calcext:value-type="float">
            <text:p>36.00</text:p>
          </table:table-cell>
          <table:table-cell table:style-name="ce4" office:value-type="date" office:date-value="2010-02-05" calcext:value-type="date">
            <text:p>2/5/2010</text:p>
          </table:table-cell>
          <table:table-cell table:style-name="ce3" office:value-type="float" office:value="60.89" calcext:value-type="float">
            <text:p>60.89</text:p>
          </table:table-cell>
          <table:table-cell table:style-name="ce3" office:value-type="float" office:value="425907.85" calcext:value-type="float">
            <text:p>425,907.85</text:p>
          </table:table-cell>
          <table:table-cell table:style-name="ce3" office:value-type="float" office:value="6994.71" calcext:value-type="float">
            <text:p>6,994.71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7</text:p>
          </table:table-cell>
          <table:table-cell table:style-name="ce3" office:value-type="float" office:value="37" calcext:value-type="float">
            <text:p>37.00</text:p>
          </table:table-cell>
          <table:table-cell table:style-name="ce4" office:value-type="date" office:date-value="2010-02-06" calcext:value-type="date">
            <text:p>2/6/2010</text:p>
          </table:table-cell>
          <table:table-cell table:style-name="ce3" office:value-type="float" office:value="64.22" calcext:value-type="float">
            <text:p>64.22</text:p>
          </table:table-cell>
          <table:table-cell table:style-name="ce3" office:value-type="float" office:value="444124.57" calcext:value-type="float">
            <text:p>444,124.57</text:p>
          </table:table-cell>
          <table:table-cell table:style-name="ce3" office:value-type="float" office:value="6915.67" calcext:value-type="float">
            <text:p>6,915.67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ait 8</text:p>
          </table:table-cell>
          <table:table-cell table:style-name="ce3" office:value-type="float" office:value="38" calcext:value-type="float">
            <text:p>38.00</text:p>
          </table:table-cell>
          <table:table-cell table:style-name="ce4" office:value-type="date" office:date-value="2010-02-07" calcext:value-type="date">
            <text:p>2/7/2010</text:p>
          </table:table-cell>
          <table:table-cell table:style-name="ce3" office:value-type="float" office:value="68.32" calcext:value-type="float">
            <text:p>68.32</text:p>
          </table:table-cell>
          <table:table-cell table:style-name="ce3" office:value-type="float" office:value="353874.01" calcext:value-type="float">
            <text:p>353,874.01</text:p>
          </table:table-cell>
          <table:table-cell table:style-name="ce3" office:value-type="float" office:value="5179.65" calcext:value-type="float">
            <text:p>5,179.65</text:p>
          </table:table-cell>
          <table:table-cell table:style-name="ce2" office:value-type="string" calcext:value-type="string">
            <text:p>brow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9</text:p>
          </table:table-cell>
          <table:table-cell table:style-name="ce3" office:value-type="float" office:value="39" calcext:value-type="float">
            <text:p>39.00</text:p>
          </table:table-cell>
          <table:table-cell table:style-name="ce4" office:value-type="date" office:date-value="2010-02-08" calcext:value-type="date">
            <text:p>2/8/2010</text:p>
          </table:table-cell>
          <table:table-cell table:style-name="ce3" office:value-type="float" office:value="52.05" calcext:value-type="float">
            <text:p>52.05</text:p>
          </table:table-cell>
          <table:table-cell table:style-name="ce3" office:value-type="float" office:value="338544.6" calcext:value-type="float">
            <text:p>338,544.60</text:p>
          </table:table-cell>
          <table:table-cell table:style-name="ce3" office:value-type="float" office:value="6504.22" calcext:value-type="float">
            <text:p>6,504.22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0</text:p>
          </table:table-cell>
          <table:table-cell table:style-name="ce3" office:value-type="float" office:value="40" calcext:value-type="float">
            <text:p>40.00</text:p>
          </table:table-cell>
          <table:table-cell table:style-name="ce4" office:value-type="date" office:date-value="2010-02-09" calcext:value-type="date">
            <text:p>2/9/2010</text:p>
          </table:table-cell>
          <table:table-cell table:style-name="ce3" office:value-type="float" office:value="71.18" calcext:value-type="float">
            <text:p>71.18</text:p>
          </table:table-cell>
          <table:table-cell table:style-name="ce3" office:value-type="float" office:value="524191.87" calcext:value-type="float">
            <text:p>524,191.87</text:p>
          </table:table-cell>
          <table:table-cell table:style-name="ce3" office:value-type="float" office:value="7364.31" calcext:value-type="float">
            <text:p>7,364.31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1</text:p>
          </table:table-cell>
          <table:table-cell table:style-name="ce3" office:value-type="float" office:value="41" calcext:value-type="float">
            <text:p>41.00</text:p>
          </table:table-cell>
          <table:table-cell table:style-name="ce4" office:value-type="date" office:date-value="2010-02-10" calcext:value-type="date">
            <text:p>2/10/2010</text:p>
          </table:table-cell>
          <table:table-cell table:style-name="ce3" office:value-type="float" office:value="41.24" calcext:value-type="float">
            <text:p>41.24</text:p>
          </table:table-cell>
          <table:table-cell table:style-name="ce3" office:value-type="float" office:value="349736.26" calcext:value-type="float">
            <text:p>349,736.26</text:p>
          </table:table-cell>
          <table:table-cell table:style-name="ce3" office:value-type="float" office:value="8480.51" calcext:value-type="float">
            <text:p>8,480.51</text:p>
          </table:table-cell>
          <table:table-cell table:style-name="ce2" office:value-type="string" calcext:value-type="string">
            <text:p>re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2</text:p>
          </table:table-cell>
          <table:table-cell table:style-name="ce3" office:value-type="float" office:value="42" calcext:value-type="float">
            <text:p>42.00</text:p>
          </table:table-cell>
          <table:table-cell table:style-name="ce4" office:value-type="date" office:date-value="2010-02-11" calcext:value-type="date">
            <text:p>2/11/2010</text:p>
          </table:table-cell>
          <table:table-cell table:style-name="ce3" office:value-type="float" office:value="66.51" calcext:value-type="float">
            <text:p>66.51</text:p>
          </table:table-cell>
          <table:table-cell table:style-name="ce3" office:value-type="float" office:value="357738.28" calcext:value-type="float">
            <text:p>357,738.28</text:p>
          </table:table-cell>
          <table:table-cell table:style-name="ce3" office:value-type="float" office:value="5378.71" calcext:value-type="float">
            <text:p>5,378.71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3</text:p>
          </table:table-cell>
          <table:table-cell table:style-name="ce3" office:value-type="float" office:value="43" calcext:value-type="float">
            <text:p>43.00</text:p>
          </table:table-cell>
          <table:table-cell table:style-name="ce4" office:value-type="date" office:date-value="2010-02-12" calcext:value-type="date">
            <text:p>2/12/2010</text:p>
          </table:table-cell>
          <table:table-cell table:style-name="ce3" office:value-type="float" office:value="45.76" calcext:value-type="float">
            <text:p>45.76</text:p>
          </table:table-cell>
          <table:table-cell table:style-name="ce3" office:value-type="float" office:value="336565.9" calcext:value-type="float">
            <text:p>336,565.90</text:p>
          </table:table-cell>
          <table:table-cell table:style-name="ce3" office:value-type="float" office:value="7355.02" calcext:value-type="float">
            <text:p>7,355.02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4</text:p>
          </table:table-cell>
          <table:table-cell table:style-name="ce3" office:value-type="float" office:value="44" calcext:value-type="float">
            <text:p>44.00</text:p>
          </table:table-cell>
          <table:table-cell table:style-name="ce4" office:value-type="date" office:date-value="2010-02-13" calcext:value-type="date">
            <text:p>2/13/2010</text:p>
          </table:table-cell>
          <table:table-cell table:style-name="ce3" office:value-type="float" office:value="46.77" calcext:value-type="float">
            <text:p>46.77</text:p>
          </table:table-cell>
          <table:table-cell table:style-name="ce3" office:value-type="float" office:value="373703.25" calcext:value-type="float">
            <text:p>373,703.25</text:p>
          </table:table-cell>
          <table:table-cell table:style-name="ce3" office:value-type="float" office:value="7990.23" calcext:value-type="float">
            <text:p>7,990.23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5</text:p>
          </table:table-cell>
          <table:table-cell table:style-name="ce3" office:value-type="float" office:value="45" calcext:value-type="float">
            <text:p>45.00</text:p>
          </table:table-cell>
          <table:table-cell table:style-name="ce4" office:value-type="date" office:date-value="2010-02-14" calcext:value-type="date">
            <text:p>2/14/2010</text:p>
          </table:table-cell>
          <table:table-cell table:style-name="ce3" office:value-type="float" office:value="29.09" calcext:value-type="float">
            <text:p>29.09</text:p>
          </table:table-cell>
          <table:table-cell table:style-name="ce3" office:value-type="float" office:value="457146.15" calcext:value-type="float">
            <text:p>457,146.15</text:p>
          </table:table-cell>
          <table:table-cell table:style-name="ce3" office:value-type="float" office:value="15714.89" calcext:value-type="float">
            <text:p>15,714.89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6</text:p>
          </table:table-cell>
          <table:table-cell table:style-name="ce3" office:value-type="float" office:value="46" calcext:value-type="float">
            <text:p>46.00</text:p>
          </table:table-cell>
          <table:table-cell table:style-name="ce4" office:value-type="date" office:date-value="2010-02-15" calcext:value-type="date">
            <text:p>2/15/2010</text:p>
          </table:table-cell>
          <table:table-cell table:style-name="ce3" office:value-type="float" office:value="58.52" calcext:value-type="float">
            <text:p>58.52</text:p>
          </table:table-cell>
          <table:table-cell table:style-name="ce3" office:value-type="float" office:value="385468.86" calcext:value-type="float">
            <text:p>385,468.86</text:p>
          </table:table-cell>
          <table:table-cell table:style-name="ce3" office:value-type="float" office:value="6586.96" calcext:value-type="float">
            <text:p>6,586.96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24</text:p>
          </table:table-cell>
          <table:table-cell table:style-name="ce3" office:value-type="float" office:value="47" calcext:value-type="float">
            <text:p>47.00</text:p>
          </table:table-cell>
          <table:table-cell table:style-name="ce4" office:value-type="date" office:date-value="2010-02-16" calcext:value-type="date">
            <text:p>2/16/2010</text:p>
          </table:table-cell>
          <table:table-cell table:style-name="ce3" office:value-type="float" office:value="84.48" calcext:value-type="float">
            <text:p>84.48</text:p>
          </table:table-cell>
          <table:table-cell table:style-name="ce3" office:value-type="float" office:value="292746.49" calcext:value-type="float">
            <text:p>292,746.49</text:p>
          </table:table-cell>
          <table:table-cell table:style-name="ce3" office:value-type="float" office:value="3465.28" calcext:value-type="float">
            <text:p>3,465.28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7</text:p>
          </table:table-cell>
          <table:table-cell table:style-name="ce3" office:value-type="float" office:value="48" calcext:value-type="float">
            <text:p>48.00</text:p>
          </table:table-cell>
          <table:table-cell table:style-name="ce4" office:value-type="date" office:date-value="2010-02-17" calcext:value-type="date">
            <text:p>2/17/2010</text:p>
          </table:table-cell>
          <table:table-cell table:style-name="ce3" office:value-type="float" office:value="50.54" calcext:value-type="float">
            <text:p>50.54</text:p>
          </table:table-cell>
          <table:table-cell table:style-name="ce3" office:value-type="float" office:value="328337.93" calcext:value-type="float">
            <text:p>328,337.93</text:p>
          </table:table-cell>
          <table:table-cell table:style-name="ce3" office:value-type="float" office:value="6496.6" calcext:value-type="float">
            <text:p>6,496.60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8</text:p>
          </table:table-cell>
          <table:table-cell table:style-name="ce3" office:value-type="float" office:value="49" calcext:value-type="float">
            <text:p>49.00</text:p>
          </table:table-cell>
          <table:table-cell table:style-name="ce4" office:value-type="date" office:date-value="2010-02-18" calcext:value-type="date">
            <text:p>2/18/2010</text:p>
          </table:table-cell>
          <table:table-cell table:style-name="ce3" office:value-type="float" office:value="47.8" calcext:value-type="float">
            <text:p>47.80</text:p>
          </table:table-cell>
          <table:table-cell table:style-name="ce3" office:value-type="float" office:value="458426.63" calcext:value-type="float">
            <text:p>458,426.63</text:p>
          </table:table-cell>
          <table:table-cell table:style-name="ce3" office:value-type="float" office:value="9590.52" calcext:value-type="float">
            <text:p>9,590.52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23</text:p>
          </table:table-cell>
          <table:table-cell table:style-name="ce3" office:value-type="float" office:value="50" calcext:value-type="float">
            <text:p>50.00</text:p>
          </table:table-cell>
          <table:table-cell table:style-name="ce4" office:value-type="date" office:date-value="2010-02-19" calcext:value-type="date">
            <text:p>2/19/2010</text:p>
          </table:table-cell>
          <table:table-cell table:style-name="ce3" office:value-type="float" office:value="57.88" calcext:value-type="float">
            <text:p>57.88</text:p>
          </table:table-cell>
          <table:table-cell table:style-name="ce3" office:value-type="float" office:value="347857.39" calcext:value-type="float">
            <text:p>347,857.39</text:p>
          </table:table-cell>
          <table:table-cell table:style-name="ce3" office:value-type="float" office:value="6009.98" calcext:value-type="float">
            <text:p>6,009.98</text:p>
          </table:table-cell>
          <table:table-cell table:style-name="ce2" office:value-type="string" calcext:value-type="string">
            <text:p>yellow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9</text:p>
          </table:table-cell>
          <table:table-cell table:style-name="ce3" office:value-type="float" office:value="51" calcext:value-type="float">
            <text:p>51.00</text:p>
          </table:table-cell>
          <table:table-cell table:style-name="ce4" office:value-type="date" office:date-value="2010-02-20" calcext:value-type="date">
            <text:p>2/20/2010</text:p>
          </table:table-cell>
          <table:table-cell table:style-name="ce3" office:value-type="float" office:value="80.86" calcext:value-type="float">
            <text:p>80.86</text:p>
          </table:table-cell>
          <table:table-cell table:style-name="ce3" office:value-type="float" office:value="409625.19" calcext:value-type="float">
            <text:p>409,625.19</text:p>
          </table:table-cell>
          <table:table-cell table:style-name="ce3" office:value-type="float" office:value="5065.86" calcext:value-type="float">
            <text:p>5,065.86</text:p>
          </table:table-cell>
          <table:table-cell table:style-name="ce2" office:value-type="string" calcext:value-type="string">
            <text:p>re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20</text:p>
          </table:table-cell>
          <table:table-cell table:style-name="ce3" office:value-type="float" office:value="52" calcext:value-type="float">
            <text:p>52.00</text:p>
          </table:table-cell>
          <table:table-cell table:style-name="ce4" office:value-type="date" office:date-value="2010-02-21" calcext:value-type="date">
            <text:p>2/21/2010</text:p>
          </table:table-cell>
          <table:table-cell table:style-name="ce3" office:value-type="float" office:value="78.1" calcext:value-type="float">
            <text:p>78.10</text:p>
          </table:table-cell>
          <table:table-cell table:style-name="ce3" office:value-type="float" office:value="422318.37" calcext:value-type="float">
            <text:p>422,318.37</text:p>
          </table:table-cell>
          <table:table-cell table:style-name="ce3" office:value-type="float" office:value="5407.41" calcext:value-type="float">
            <text:p>5,407.41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21</text:p>
          </table:table-cell>
          <table:table-cell table:style-name="ce3" office:value-type="float" office:value="53" calcext:value-type="float">
            <text:p>53.00</text:p>
          </table:table-cell>
          <table:table-cell table:style-name="ce4" office:value-type="date" office:date-value="2010-02-22" calcext:value-type="date">
            <text:p>2/22/2010</text:p>
          </table:table-cell>
          <table:table-cell table:style-name="ce3" office:value-type="float" office:value="27.83" calcext:value-type="float">
            <text:p>27.83</text:p>
          </table:table-cell>
          <table:table-cell table:style-name="ce3" office:value-type="float" office:value="465763.27" calcext:value-type="float">
            <text:p>465,763.27</text:p>
          </table:table-cell>
          <table:table-cell table:style-name="ce3" office:value-type="float" office:value="16736.01" calcext:value-type="float">
            <text:p>16,736.01</text:p>
          </table:table-cell>
          <table:table-cell table:style-name="ce2" office:value-type="string" calcext:value-type="string">
            <text:p>re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22</text:p>
          </table:table-cell>
          <table:table-cell table:style-name="ce3" office:value-type="float" office:value="54" calcext:value-type="float">
            <text:p>54.00</text:p>
          </table:table-cell>
          <table:table-cell table:style-name="ce4" office:value-type="date" office:date-value="2010-02-23" calcext:value-type="date">
            <text:p>2/23/2010</text:p>
          </table:table-cell>
          <table:table-cell table:style-name="ce3" office:value-type="float" office:value="30.05" calcext:value-type="float">
            <text:p>30.05</text:p>
          </table:table-cell>
          <table:table-cell table:style-name="ce3" office:value-type="float" office:value="483846.72" calcext:value-type="float">
            <text:p>483,846.72</text:p>
          </table:table-cell>
          <table:table-cell table:style-name="ce3" office:value-type="float" office:value="16101.39" calcext:value-type="float">
            <text:p>16,101.39</text:p>
          </table:table-cell>
          <table:table-cell table:style-name="ce2" office:value-type="string" calcext:value-type="string">
            <text:p>whi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</text:p>
          </table:table-cell>
          <table:table-cell table:style-name="ce3" office:value-type="float" office:value="55" calcext:value-type="float">
            <text:p>55.00</text:p>
          </table:table-cell>
          <table:table-cell table:style-name="ce4" office:value-type="date" office:date-value="2010-02-24" calcext:value-type="date">
            <text:p>2/24/2010</text:p>
          </table:table-cell>
          <table:table-cell table:style-name="ce3" office:value-type="float" office:value="26.59" calcext:value-type="float">
            <text:p>26.59</text:p>
          </table:table-cell>
          <table:table-cell table:style-name="ce3" office:value-type="float" office:value="617501.84" calcext:value-type="float">
            <text:p>617,501.84</text:p>
          </table:table-cell>
          <table:table-cell table:style-name="ce3" office:value-type="float" office:value="23223.09" calcext:value-type="float">
            <text:p>23,223.09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3</text:p>
          </table:table-cell>
          <table:table-cell table:style-name="ce3" office:value-type="float" office:value="57" calcext:value-type="float">
            <text:p>57.00</text:p>
          </table:table-cell>
          <table:table-cell table:style-name="ce4" office:value-type="date" office:date-value="2010-02-26" calcext:value-type="date">
            <text:p>2/26/2010</text:p>
          </table:table-cell>
          <table:table-cell table:style-name="ce3" office:value-type="float" office:value="52.64" calcext:value-type="float">
            <text:p>52.64</text:p>
          </table:table-cell>
          <table:table-cell table:style-name="ce3" office:value-type="float" office:value="322844.11" calcext:value-type="float">
            <text:p>322,844.11</text:p>
          </table:table-cell>
          <table:table-cell table:style-name="ce3" office:value-type="float" office:value="6133.06" calcext:value-type="float">
            <text:p>6,133.06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4</text:p>
          </table:table-cell>
          <table:table-cell table:style-name="ce3" office:value-type="float" office:value="58" calcext:value-type="float">
            <text:p>58.00</text:p>
          </table:table-cell>
          <table:table-cell table:style-name="ce4" office:value-type="date" office:date-value="2010-02-27" calcext:value-type="date">
            <text:p>2/27/2010</text:p>
          </table:table-cell>
          <table:table-cell table:style-name="ce3" office:value-type="float" office:value="67.53" calcext:value-type="float">
            <text:p>67.53</text:p>
          </table:table-cell>
          <table:table-cell table:style-name="ce3" office:value-type="float" office:value="361582.55" calcext:value-type="float">
            <text:p>361,582.55</text:p>
          </table:table-cell>
          <table:table-cell table:style-name="ce3" office:value-type="float" office:value="5354.4" calcext:value-type="float">
            <text:p>5,354.40</text:p>
          </table:table-cell>
          <table:table-cell table:style-name="ce2" office:value-type="string" calcext:value-type="string">
            <text:p>yellow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5</text:p>
          </table:table-cell>
          <table:table-cell table:style-name="ce3" office:value-type="float" office:value="59" calcext:value-type="float">
            <text:p>59.00</text:p>
          </table:table-cell>
          <table:table-cell table:style-name="ce4" office:value-type="date" office:date-value="2010-02-28" calcext:value-type="date">
            <text:p>2/28/2010</text:p>
          </table:table-cell>
          <table:table-cell table:style-name="ce3" office:value-type="float" office:value="56.74" calcext:value-type="float">
            <text:p>56.74</text:p>
          </table:table-cell>
          <table:table-cell table:style-name="ce3" office:value-type="float" office:value="486711.49" calcext:value-type="float">
            <text:p>486,711.49</text:p>
          </table:table-cell>
          <table:table-cell table:style-name="ce3" office:value-type="float" office:value="8577.93" calcext:value-type="float">
            <text:p>8,577.93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6</text:p>
          </table:table-cell>
          <table:table-cell table:style-name="ce3" office:value-type="float" office:value="60" calcext:value-type="float">
            <text:p>60.00</text:p>
          </table:table-cell>
          <table:table-cell table:style-name="ce4" office:value-type="date" office:date-value="2010-03-01" calcext:value-type="date">
            <text:p>3/1/2010</text:p>
          </table:table-cell>
          <table:table-cell table:style-name="ce3" office:value-type="float" office:value="42.19" calcext:value-type="float">
            <text:p>42.19</text:p>
          </table:table-cell>
          <table:table-cell table:style-name="ce3" office:value-type="float" office:value="566856.21" calcext:value-type="float">
            <text:p>566,856.21</text:p>
          </table:table-cell>
          <table:table-cell table:style-name="ce3" office:value-type="float" office:value="13435.8" calcext:value-type="float">
            <text:p>13,435.80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7</text:p>
          </table:table-cell>
          <table:table-cell table:style-name="ce3" office:value-type="float" office:value="61" calcext:value-type="float">
            <text:p>61.00</text:p>
          </table:table-cell>
          <table:table-cell table:style-name="ce4" office:value-type="date" office:date-value="2010-03-02" calcext:value-type="date">
            <text:p>3/2/2010</text:p>
          </table:table-cell>
          <table:table-cell table:style-name="ce3" office:value-type="float" office:value="31.91" calcext:value-type="float">
            <text:p>31.91</text:p>
          </table:table-cell>
          <table:table-cell table:style-name="ce3" office:value-type="float" office:value="454768.13" calcext:value-type="float">
            <text:p>454,768.13</text:p>
          </table:table-cell>
          <table:table-cell table:style-name="ce3" office:value-type="float" office:value="14251.59" calcext:value-type="float">
            <text:p>14,251.59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8</text:p>
          </table:table-cell>
          <table:table-cell table:style-name="ce3" office:value-type="float" office:value="62" calcext:value-type="float">
            <text:p>62.00</text:p>
          </table:table-cell>
          <table:table-cell table:style-name="ce4" office:value-type="date" office:date-value="2010-03-03" calcext:value-type="date">
            <text:p>3/3/2010</text:p>
          </table:table-cell>
          <table:table-cell table:style-name="ce3" office:value-type="float" office:value="54.57" calcext:value-type="float">
            <text:p>54.57</text:p>
          </table:table-cell>
          <table:table-cell table:style-name="ce3" office:value-type="float" office:value="316431.89" calcext:value-type="float">
            <text:p>316,431.89</text:p>
          </table:table-cell>
          <table:table-cell table:style-name="ce3" office:value-type="float" office:value="5798.64" calcext:value-type="float">
            <text:p>5,798.64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9</text:p>
          </table:table-cell>
          <table:table-cell table:style-name="ce3" office:value-type="float" office:value="63" calcext:value-type="float">
            <text:p>63.00</text:p>
          </table:table-cell>
          <table:table-cell table:style-name="ce4" office:value-type="date" office:date-value="2010-03-04" calcext:value-type="date">
            <text:p>3/4/2010</text:p>
          </table:table-cell>
          <table:table-cell table:style-name="ce3" office:value-type="float" office:value="86.62" calcext:value-type="float">
            <text:p>86.62</text:p>
          </table:table-cell>
          <table:table-cell table:style-name="ce3" office:value-type="float" office:value="430111.64" calcext:value-type="float">
            <text:p>430,111.64</text:p>
          </table:table-cell>
          <table:table-cell table:style-name="ce3" office:value-type="float" office:value="4965.5" calcext:value-type="float">
            <text:p>4,965.50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0</text:p>
          </table:table-cell>
          <table:table-cell table:style-name="ce3" office:value-type="float" office:value="64" calcext:value-type="float">
            <text:p>64.00</text:p>
          </table:table-cell>
          <table:table-cell table:style-name="ce4" office:value-type="date" office:date-value="2010-03-05" calcext:value-type="date">
            <text:p>3/5/2010</text:p>
          </table:table-cell>
          <table:table-cell table:style-name="ce3" office:value-type="float" office:value="70.23" calcext:value-type="float">
            <text:p>70.23</text:p>
          </table:table-cell>
          <table:table-cell table:style-name="ce3" office:value-type="float" office:value="321017.99" calcext:value-type="float">
            <text:p>321,017.99</text:p>
          </table:table-cell>
          <table:table-cell table:style-name="ce3" office:value-type="float" office:value="4570.95" calcext:value-type="float">
            <text:p>4,570.95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1</text:p>
          </table:table-cell>
          <table:table-cell table:style-name="ce3" office:value-type="float" office:value="65" calcext:value-type="float">
            <text:p>65.00</text:p>
          </table:table-cell>
          <table:table-cell table:style-name="ce4" office:value-type="date" office:date-value="2010-03-06" calcext:value-type="date">
            <text:p>3/6/2010</text:p>
          </table:table-cell>
          <table:table-cell table:style-name="ce3" office:value-type="float" office:value="20.23" calcext:value-type="float">
            <text:p>20.23</text:p>
          </table:table-cell>
          <table:table-cell table:style-name="ce3" office:value-type="float" office:value="377295.09" calcext:value-type="float">
            <text:p>377,295.09</text:p>
          </table:table-cell>
          <table:table-cell table:style-name="ce3" office:value-type="float" office:value="18650.28" calcext:value-type="float">
            <text:p>18,650.28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2</text:p>
          </table:table-cell>
          <table:table-cell table:style-name="ce3" office:value-type="float" office:value="66" calcext:value-type="float">
            <text:p>66.00</text:p>
          </table:table-cell>
          <table:table-cell table:style-name="ce4" office:value-type="date" office:date-value="2010-03-07" calcext:value-type="date">
            <text:p>3/7/2010</text:p>
          </table:table-cell>
          <table:table-cell table:style-name="ce3" office:value-type="float" office:value="54.71" calcext:value-type="float">
            <text:p>54.71</text:p>
          </table:table-cell>
          <table:table-cell table:style-name="ce3" office:value-type="float" office:value="414710" calcext:value-type="float">
            <text:p>414,710.00</text:p>
          </table:table-cell>
          <table:table-cell table:style-name="ce3" office:value-type="float" office:value="7580.15" calcext:value-type="float">
            <text:p>7,580.15</text:p>
          </table:table-cell>
          <table:table-cell table:style-name="ce2" office:value-type="string" calcext:value-type="string">
            <text:p>whi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3</text:p>
          </table:table-cell>
          <table:table-cell table:style-name="ce3" office:value-type="float" office:value="67" calcext:value-type="float">
            <text:p>67.00</text:p>
          </table:table-cell>
          <table:table-cell table:style-name="ce4" office:value-type="date" office:date-value="2010-03-08" calcext:value-type="date">
            <text:p>3/8/2010</text:p>
          </table:table-cell>
          <table:table-cell table:style-name="ce3" office:value-type="float" office:value="50.39" calcext:value-type="float">
            <text:p>50.39</text:p>
          </table:table-cell>
          <table:table-cell table:style-name="ce3" office:value-type="float" office:value="340091.89" calcext:value-type="float">
            <text:p>340,091.89</text:p>
          </table:table-cell>
          <table:table-cell table:style-name="ce3" office:value-type="float" office:value="6749.19" calcext:value-type="float">
            <text:p>6,749.19</text:p>
          </table:table-cell>
          <table:table-cell table:style-name="ce2" office:value-type="string" calcext:value-type="string">
            <text:p>brow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4</text:p>
          </table:table-cell>
          <table:table-cell table:style-name="ce3" office:value-type="float" office:value="68" calcext:value-type="float">
            <text:p>68.00</text:p>
          </table:table-cell>
          <table:table-cell table:style-name="ce4" office:value-type="date" office:date-value="2010-03-09" calcext:value-type="date">
            <text:p>3/9/2010</text:p>
          </table:table-cell>
          <table:table-cell table:style-name="ce3" office:value-type="float" office:value="61.97" calcext:value-type="float">
            <text:p>61.97</text:p>
          </table:table-cell>
          <table:table-cell table:style-name="ce3" office:value-type="float" office:value="206096.5" calcext:value-type="float">
            <text:p>206,096.50</text:p>
          </table:table-cell>
          <table:table-cell table:style-name="ce3" office:value-type="float" office:value="3325.75" calcext:value-type="float">
            <text:p>3,325.75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5</text:p>
          </table:table-cell>
          <table:table-cell table:style-name="ce3" office:value-type="float" office:value="69" calcext:value-type="float">
            <text:p>69.00</text:p>
          </table:table-cell>
          <table:table-cell table:style-name="ce4" office:value-type="date" office:date-value="2010-03-10" calcext:value-type="date">
            <text:p>3/10/2010</text:p>
          </table:table-cell>
          <table:table-cell table:style-name="ce3" office:value-type="float" office:value="37.49" calcext:value-type="float">
            <text:p>37.49</text:p>
          </table:table-cell>
          <table:table-cell table:style-name="ce3" office:value-type="float" office:value="235655.08" calcext:value-type="float">
            <text:p>235,655.08</text:p>
          </table:table-cell>
          <table:table-cell table:style-name="ce3" office:value-type="float" office:value="6285.81" calcext:value-type="float">
            <text:p>6,285.81</text:p>
          </table:table-cell>
          <table:table-cell table:style-name="ce2" office:value-type="string" calcext:value-type="string">
            <text:p>re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6</text:p>
          </table:table-cell>
          <table:table-cell table:style-name="ce3" office:value-type="float" office:value="70" calcext:value-type="float">
            <text:p>70.00</text:p>
          </table:table-cell>
          <table:table-cell table:style-name="ce4" office:value-type="date" office:date-value="2010-03-11" calcext:value-type="date">
            <text:p>3/11/2010</text:p>
          </table:table-cell>
          <table:table-cell table:style-name="ce3" office:value-type="float" office:value="53.44" calcext:value-type="float">
            <text:p>53.44</text:p>
          </table:table-cell>
          <table:table-cell table:style-name="ce3" office:value-type="float" office:value="387177.08" calcext:value-type="float">
            <text:p>387,177.08</text:p>
          </table:table-cell>
          <table:table-cell table:style-name="ce3" office:value-type="float" office:value="7245.08" calcext:value-type="float">
            <text:p>7,245.08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24</text:p>
          </table:table-cell>
          <table:table-cell table:style-name="ce3" office:value-type="float" office:value="71" calcext:value-type="float">
            <text:p>71.00</text:p>
          </table:table-cell>
          <table:table-cell table:style-name="ce4" office:value-type="date" office:date-value="2010-03-12" calcext:value-type="date">
            <text:p>3/12/2010</text:p>
          </table:table-cell>
          <table:table-cell table:style-name="ce3" office:value-type="float" office:value="118.78" calcext:value-type="float">
            <text:p>118.78</text:p>
          </table:table-cell>
          <table:table-cell table:style-name="ce3" office:value-type="float" office:value="432653.15" calcext:value-type="float">
            <text:p>432,653.15</text:p>
          </table:table-cell>
          <table:table-cell table:style-name="ce3" office:value-type="float" office:value="3642.47" calcext:value-type="float">
            <text:p>3,642.47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7</text:p>
          </table:table-cell>
          <table:table-cell table:style-name="ce3" office:value-type="float" office:value="72" calcext:value-type="float">
            <text:p>72.00</text:p>
          </table:table-cell>
          <table:table-cell table:style-name="ce4" office:value-type="date" office:date-value="2010-03-13" calcext:value-type="date">
            <text:p>3/13/2010</text:p>
          </table:table-cell>
          <table:table-cell table:style-name="ce3" office:value-type="float" office:value="70.67" calcext:value-type="float">
            <text:p>70.67</text:p>
          </table:table-cell>
          <table:table-cell table:style-name="ce3" office:value-type="float" office:value="354394.35" calcext:value-type="float">
            <text:p>354,394.35</text:p>
          </table:table-cell>
          <table:table-cell table:style-name="ce3" office:value-type="float" office:value="5014.78" calcext:value-type="float">
            <text:p>5,014.78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8</text:p>
          </table:table-cell>
          <table:table-cell table:style-name="ce3" office:value-type="float" office:value="73" calcext:value-type="float">
            <text:p>73.00</text:p>
          </table:table-cell>
          <table:table-cell table:style-name="ce4" office:value-type="date" office:date-value="2010-03-14" calcext:value-type="date">
            <text:p>3/14/2010</text:p>
          </table:table-cell>
          <table:table-cell table:style-name="ce3" office:value-type="float" office:value="88.01" calcext:value-type="float">
            <text:p>88.01</text:p>
          </table:table-cell>
          <table:table-cell table:style-name="ce3" office:value-type="float" office:value="574488.55" calcext:value-type="float">
            <text:p>574,488.55</text:p>
          </table:table-cell>
          <table:table-cell table:style-name="ce3" office:value-type="float" office:value="6527.54" calcext:value-type="float">
            <text:p>6,527.54</text:p>
          </table:table-cell>
          <table:table-cell table:style-name="ce2" office:value-type="string" calcext:value-type="string">
            <text:p>yellow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23</text:p>
          </table:table-cell>
          <table:table-cell table:style-name="ce3" office:value-type="float" office:value="74" calcext:value-type="float">
            <text:p>74.00</text:p>
          </table:table-cell>
          <table:table-cell table:style-name="ce4" office:value-type="date" office:date-value="2010-03-15" calcext:value-type="date">
            <text:p>3/15/2010</text:p>
          </table:table-cell>
          <table:table-cell table:style-name="ce3" office:value-type="float" office:value="74.82" calcext:value-type="float">
            <text:p>74.82</text:p>
          </table:table-cell>
          <table:table-cell table:style-name="ce3" office:value-type="float" office:value="516612.8" calcext:value-type="float">
            <text:p>516,612.80</text:p>
          </table:table-cell>
          <table:table-cell table:style-name="ce3" office:value-type="float" office:value="6904.74" calcext:value-type="float">
            <text:p>6,904.74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9</text:p>
          </table:table-cell>
          <table:table-cell table:style-name="ce3" office:value-type="float" office:value="75" calcext:value-type="float">
            <text:p>75.00</text:p>
          </table:table-cell>
          <table:table-cell table:style-name="ce4" office:value-type="date" office:date-value="2010-03-16" calcext:value-type="date">
            <text:p>3/16/2010</text:p>
          </table:table-cell>
          <table:table-cell table:style-name="ce3" office:value-type="float" office:value="48.84" calcext:value-type="float">
            <text:p>48.84</text:p>
          </table:table-cell>
          <table:table-cell table:style-name="ce3" office:value-type="float" office:value="238319.03" calcext:value-type="float">
            <text:p>238,319.03</text:p>
          </table:table-cell>
          <table:table-cell table:style-name="ce3" office:value-type="float" office:value="4879.59" calcext:value-type="float">
            <text:p>4,879.59</text:p>
          </table:table-cell>
          <table:table-cell table:style-name="ce2" office:value-type="string" calcext:value-type="string">
            <text:p>blu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20</text:p>
          </table:table-cell>
          <table:table-cell table:style-name="ce3" office:value-type="float" office:value="76" calcext:value-type="float">
            <text:p>76.00</text:p>
          </table:table-cell>
          <table:table-cell table:style-name="ce4" office:value-type="date" office:date-value="2010-03-17" calcext:value-type="date">
            <text:p>3/17/2010</text:p>
          </table:table-cell>
          <table:table-cell table:style-name="ce3" office:value-type="float" office:value="62.64" calcext:value-type="float">
            <text:p>62.64</text:p>
          </table:table-cell>
          <table:table-cell table:style-name="ce3" office:value-type="float" office:value="463680.82" calcext:value-type="float">
            <text:p>463,680.82</text:p>
          </table:table-cell>
          <table:table-cell table:style-name="ce3" office:value-type="float" office:value="7402.31" calcext:value-type="float">
            <text:p>7,402.31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21</text:p>
          </table:table-cell>
          <table:table-cell table:style-name="ce3" office:value-type="float" office:value="77" calcext:value-type="float">
            <text:p>77.00</text:p>
          </table:table-cell>
          <table:table-cell table:style-name="ce4" office:value-type="date" office:date-value="2010-03-18" calcext:value-type="date">
            <text:p>3/18/2010</text:p>
          </table:table-cell>
          <table:table-cell table:style-name="ce3" office:value-type="float" office:value="65.76" calcext:value-type="float">
            <text:p>65.76</text:p>
          </table:table-cell>
          <table:table-cell table:style-name="ce3" office:value-type="float" office:value="388748.19" calcext:value-type="float">
            <text:p>388,748.19</text:p>
          </table:table-cell>
          <table:table-cell table:style-name="ce3" office:value-type="float" office:value="5911.62" calcext:value-type="float">
            <text:p>5,911.62</text:p>
          </table:table-cell>
          <table:table-cell table:style-name="ce2" office:value-type="string" calcext:value-type="string">
            <text:p>brow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22</text:p>
          </table:table-cell>
          <table:table-cell table:style-name="ce3" office:value-type="float" office:value="78" calcext:value-type="float">
            <text:p>78.00</text:p>
          </table:table-cell>
          <table:table-cell table:style-name="ce4" office:value-type="date" office:date-value="2010-03-19" calcext:value-type="date">
            <text:p>3/19/2010</text:p>
          </table:table-cell>
          <table:table-cell table:style-name="ce3" office:value-type="float" office:value="61.28" calcext:value-type="float">
            <text:p>61.28</text:p>
          </table:table-cell>
          <table:table-cell table:style-name="ce3" office:value-type="float" office:value="277964.09" calcext:value-type="float">
            <text:p>277,964.09</text:p>
          </table:table-cell>
          <table:table-cell table:style-name="ce3" office:value-type="float" office:value="4535.97" calcext:value-type="float">
            <text:p>4,535.97</text:p>
          </table:table-cell>
          <table:table-cell table:style-name="ce2" office:value-type="string" calcext:value-type="string">
            <text:p>blac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1</text:p>
          </table:table-cell>
          <table:table-cell table:style-name="ce3" office:value-type="float" office:value="79" calcext:value-type="float">
            <text:p>79.00</text:p>
          </table:table-cell>
          <table:table-cell table:style-name="ce4" office:value-type="date" office:date-value="2010-03-20" calcext:value-type="date">
            <text:p>3/20/2010</text:p>
          </table:table-cell>
          <table:table-cell table:style-name="ce3" office:value-type="float" office:value="65.17" calcext:value-type="float">
            <text:p>65.17</text:p>
          </table:table-cell>
          <table:table-cell table:style-name="ce3" office:value-type="float" office:value="393928.62" calcext:value-type="float">
            <text:p>393,928.62</text:p>
          </table:table-cell>
          <table:table-cell table:style-name="ce3" office:value-type="float" office:value="6044.63" calcext:value-type="float">
            <text:p>6,044.63</text:p>
          </table:table-cell>
          <table:table-cell table:style-name="ce2" office:value-type="string" calcext:value-type="string">
            <text:p>pin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ait 2</text:p>
          </table:table-cell>
          <table:table-cell table:style-name="ce3" office:value-type="float" office:value="80" calcext:value-type="float">
            <text:p>80.00</text:p>
          </table:table-cell>
          <table:table-cell table:style-name="ce4" office:value-type="date" office:date-value="2010-03-21" calcext:value-type="date">
            <text:p>3/21/2010</text:p>
          </table:table-cell>
          <table:table-cell table:style-name="ce3" office:value-type="float" office:value="44.8" calcext:value-type="float">
            <text:p>44.80</text:p>
          </table:table-cell>
          <table:table-cell table:style-name="ce3" office:value-type="float" office:value="366724.91" calcext:value-type="float">
            <text:p>366,724.91</text:p>
          </table:table-cell>
          <table:table-cell table:style-name="ce3" office:value-type="float" office:value="8185.82" calcext:value-type="float">
            <text:p>8,185.82</text:p>
          </table:table-cell>
          <table:table-cell table:style-name="ce2" office:value-type="string" calcext:value-type="string">
            <text:p>yellow</text:p>
          </table:table-cell>
          <table:table-cell table:number-columns-repeated="1016"/>
        </table:table-row>
        <table:table-row table:style-name="ro3" table:number-rows-repeated="1048514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0:03:19.556136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sactions" style:display-name="PageStyle_trans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dc:date>2020-08-31T10:03:46.147312198</dc:date>
    <meta:editing-duration>PT26S</meta:editing-duration>
    <meta:editing-cycles>1</meta:editing-cycles>
    <meta:document-statistic meta:table-count="1" meta:cell-count="4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127" number:language="en" number:country="US">
      <number:month/>
      <number:text>/</number:text>
      <number:day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12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bar" chart:style-name="ch1">
        <chart:legend chart:legend-position="end" svg:x="12.679cm" svg:y="2.957cm" style:legend-expansion="high" chart:style-name="ch2"/>
        <chart:plot-area chart:style-name="ch3" table:cell-range-address="transactions.A1:transactions.G61" chart:data-source-has-labels="both" svg:x="0.32cm" svg:y="0.18cm" svg:width="12.039cm" svg:height="8.643cm">
          <chartooo:coordinate-region svg:x="2.264cm" svg:y="0.18cm" svg:width="10.095cm" svg:height="7.166cm"/>
          <chart:axis chart:dimension="x" chart:name="primary-x" chart:style-name="ch4" chartooo:axis-type="auto">
            <chartooo:date-scale/>
            <chart:categories table:cell-range-address="transactions.A2:transactions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ansactions.B2:transactions.B61" chart:label-cell-address="transactions.B1:transactions.B1" chart:class="chart:bar">
            <chart:data-point chart:repeated="60"/>
          </chart:series>
          <chart:series chart:style-name="ch8" chart:values-cell-range-address="transactions.C2:transactions.C61" chart:label-cell-address="transactions.C1:transactions.C1" chart:class="chart:bar">
            <chart:data-point chart:repeated="60"/>
          </chart:series>
          <chart:series chart:style-name="ch9" chart:values-cell-range-address="transactions.D2:transactions.D61" chart:label-cell-address="transactions.D1:transactions.D1" chart:class="chart:bar">
            <chart:data-point chart:repeated="60"/>
          </chart:series>
          <chart:series chart:style-name="ch10" chart:values-cell-range-address="transactions.E2:transactions.E61" chart:label-cell-address="transactions.E1:transactions.E1" chart:class="chart:bar">
            <chart:data-point chart:repeated="60"/>
          </chart:series>
          <chart:series chart:style-name="ch11" chart:values-cell-range-address="transactions.F2:transactions.F61" chart:label-cell-address="transactions.F1:transactions.F1" chart:class="chart:bar">
            <chart:data-point chart:repeated="60"/>
          </chart:series>
          <chart:series chart:style-name="ch12" chart:values-cell-range-address="transactions.G2:transactions.G61" chart:label-cell-address="transactions.G1:transactions.G1" chart:class="chart:ba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 #1</text:p>
                <draw:g>
                  <svg:desc>transactions.B1:transactions.B1</svg:desc>
                </draw:g>
              </table:table-cell>
              <table:table-cell office:value-type="string">
                <text:p>Transaction date</text:p>
                <draw:g>
                  <svg:desc>transactions.C1:transactions.C1</svg:desc>
                </draw:g>
              </table:table-cell>
              <table:table-cell office:value-type="string">
                <text:p>Units</text:p>
                <draw:g>
                  <svg:desc>transactions.D1:transactions.D1</svg:desc>
                </draw:g>
              </table:table-cell>
              <table:table-cell office:value-type="string">
                <text:p>Price</text:p>
                <draw:g>
                  <svg:desc>transactions.E1:transactions.E1</svg:desc>
                </draw:g>
              </table:table-cell>
              <table:table-cell office:value-type="string">
                <text:p>Price per unit</text:p>
                <draw:g>
                  <svg:desc>transactions.F1:transactions.F1</svg:desc>
                </draw:g>
              </table:table-cell>
              <table:table-cell office:value-type="string">
                <text:p>Another trait</text:p>
                <draw:g>
                  <svg:desc>transactions.G1:transaction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t 1</text:p>
                <draw:g>
                  <svg:desc>transactions.A2:transactions.A61</svg:desc>
                </draw:g>
              </table:table-cell>
              <table:table-cell office:value-type="float" office:value="1">
                <text:p>1</text:p>
                <draw:g>
                  <svg:desc>transactions.B2:transactions.B61</svg:desc>
                </draw:g>
              </table:table-cell>
              <table:table-cell office:value-type="float" office:value="40185">
                <text:p>40185</text:p>
                <draw:g>
                  <svg:desc>transactions.C2:transactions.C61</svg:desc>
                </draw:g>
              </table:table-cell>
              <table:table-cell office:value-type="float" office:value="48.49">
                <text:p>48.49</text:p>
                <draw:g>
                  <svg:desc>transactions.D2:transactions.D61</svg:desc>
                </draw:g>
              </table:table-cell>
              <table:table-cell office:value-type="float" office:value="550060.8">
                <text:p>550060.8</text:p>
                <draw:g>
                  <svg:desc>transactions.E2:transactions.E61</svg:desc>
                </draw:g>
              </table:table-cell>
              <table:table-cell office:value-type="float" office:value="11343.8">
                <text:p>11343.8</text:p>
                <draw:g>
                  <svg:desc>transactions.F2:transactions.F61</svg:desc>
                </draw:g>
              </table:table-cell>
              <table:table-cell office:value-type="float" office:value="NaN">
                <text:p>NaN</text:p>
                <draw:g>
                  <svg:desc>transactions.G2:transactions.G61</svg:desc>
                </draw:g>
              </table:table-cell>
            </table:table-row>
            <table:table-row>
              <table:table-cell office:value-type="string">
                <text:p>trait 2</text:p>
              </table:table-cell>
              <table:table-cell office:value-type="float" office:value="2">
                <text:p>2</text:p>
              </table:table-cell>
              <table:table-cell office:value-type="float" office:value="40186">
                <text:p>40186</text:p>
              </table:table-cell>
              <table:table-cell office:value-type="float" office:value="45.98">
                <text:p>45.98</text:p>
              </table:table-cell>
              <table:table-cell office:value-type="float" office:value="236341.18">
                <text:p>236341.18</text:p>
              </table:table-cell>
              <table:table-cell office:value-type="float" office:value="5140.09">
                <text:p>514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3</text:p>
              </table:table-cell>
              <table:table-cell office:value-type="float" office:value="9">
                <text:p>9</text:p>
              </table:table-cell>
              <table:table-cell office:value-type="float" office:value="40187">
                <text:p>40187</text:p>
              </table:table-cell>
              <table:table-cell office:value-type="float" office:value="51.33">
                <text:p>51.33</text:p>
              </table:table-cell>
              <table:table-cell office:value-type="float" office:value="422955.71">
                <text:p>422955.71</text:p>
              </table:table-cell>
              <table:table-cell office:value-type="float" office:value="8239.93">
                <text:p>8239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4</text:p>
              </table:table-cell>
              <table:table-cell office:value-type="float" office:value="10">
                <text:p>10</text:p>
              </table:table-cell>
              <table:table-cell office:value-type="float" office:value="40188">
                <text:p>40188</text:p>
              </table:table-cell>
              <table:table-cell office:value-type="float" office:value="83.58">
                <text:p>83.58</text:p>
              </table:table-cell>
              <table:table-cell office:value-type="float" office:value="372950.9">
                <text:p>372950.9</text:p>
              </table:table-cell>
              <table:table-cell office:value-type="float" office:value="4462.2">
                <text:p>446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6</text:p>
              </table:table-cell>
              <table:table-cell office:value-type="float" office:value="22">
                <text:p>22</text:p>
              </table:table-cell>
              <table:table-cell office:value-type="float" office:value="40200">
                <text:p>40200</text:p>
              </table:table-cell>
              <table:table-cell office:value-type="float" office:value="33.06">
                <text:p>33.06</text:p>
              </table:table-cell>
              <table:table-cell office:value-type="float" office:value="281118.11">
                <text:p>281118.11</text:p>
              </table:table-cell>
              <table:table-cell office:value-type="float" office:value="8503.27">
                <text:p>8503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7</text:p>
              </table:table-cell>
              <table:table-cell office:value-type="float" office:value="24">
                <text:p>24</text:p>
              </table:table-cell>
              <table:table-cell office:value-type="float" office:value="40202">
                <text:p>40202</text:p>
              </table:table-cell>
              <table:table-cell office:value-type="float" office:value="61.22">
                <text:p>61.22</text:p>
              </table:table-cell>
              <table:table-cell office:value-type="float" office:value="352779.19">
                <text:p>352779.19</text:p>
              </table:table-cell>
              <table:table-cell office:value-type="float" office:value="5762.48">
                <text:p>5762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8</text:p>
              </table:table-cell>
              <table:table-cell office:value-type="float" office:value="25">
                <text:p>25</text:p>
              </table:table-cell>
              <table:table-cell office:value-type="float" office:value="40203">
                <text:p>40203</text:p>
              </table:table-cell>
              <table:table-cell office:value-type="float" office:value="81.16">
                <text:p>81.16</text:p>
              </table:table-cell>
              <table:table-cell office:value-type="float" office:value="403985.68">
                <text:p>403985.68</text:p>
              </table:table-cell>
              <table:table-cell office:value-type="float" office:value="4977.65">
                <text:p>4977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9</text:p>
              </table:table-cell>
              <table:table-cell office:value-type="float" office:value="27">
                <text:p>27</text:p>
              </table:table-cell>
              <table:table-cell office:value-type="float" office:value="40205">
                <text:p>40205</text:p>
              </table:table-cell>
              <table:table-cell office:value-type="float" office:value="78.16">
                <text:p>78.16</text:p>
              </table:table-cell>
              <table:table-cell office:value-type="float" office:value="410101.03">
                <text:p>410101.03</text:p>
              </table:table-cell>
              <table:table-cell office:value-type="float" office:value="5246.94">
                <text:p>5246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0</text:p>
              </table:table-cell>
              <table:table-cell office:value-type="float" office:value="28">
                <text:p>28</text:p>
              </table:table-cell>
              <table:table-cell office:value-type="float" office:value="40206">
                <text:p>40206</text:p>
              </table:table-cell>
              <table:table-cell office:value-type="float" office:value="73.66">
                <text:p>73.66</text:p>
              </table:table-cell>
              <table:table-cell office:value-type="float" office:value="323727.84">
                <text:p>323727.84</text:p>
              </table:table-cell>
              <table:table-cell office:value-type="float" office:value="4394.89">
                <text:p>4394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1</text:p>
              </table:table-cell>
              <table:table-cell office:value-type="float" office:value="29">
                <text:p>29</text:p>
              </table:table-cell>
              <table:table-cell office:value-type="float" office:value="40207">
                <text:p>40207</text:p>
              </table:table-cell>
              <table:table-cell office:value-type="float" office:value="94.68">
                <text:p>94.68</text:p>
              </table:table-cell>
              <table:table-cell office:value-type="float" office:value="548623.75">
                <text:p>548623.75</text:p>
              </table:table-cell>
              <table:table-cell office:value-type="float" office:value="5794.51">
                <text:p>5794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2</text:p>
              </table:table-cell>
              <table:table-cell office:value-type="float" office:value="30">
                <text:p>30</text:p>
              </table:table-cell>
              <table:table-cell office:value-type="float" office:value="40208">
                <text:p>40208</text:p>
              </table:table-cell>
              <table:table-cell office:value-type="float" office:value="71.55">
                <text:p>71.55</text:p>
              </table:table-cell>
              <table:table-cell office:value-type="float" office:value="413429.91">
                <text:p>413429.91</text:p>
              </table:table-cell>
              <table:table-cell office:value-type="float" office:value="5778.2">
                <text:p>577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</text:p>
              </table:table-cell>
              <table:table-cell office:value-type="float" office:value="31">
                <text:p>31</text:p>
              </table:table-cell>
              <table:table-cell office:value-type="float" office:value="40209">
                <text:p>40209</text:p>
              </table:table-cell>
              <table:table-cell office:value-type="float" office:value="80.52">
                <text:p>80.52</text:p>
              </table:table-cell>
              <table:table-cell office:value-type="float" office:value="324537.82">
                <text:p>324537.82</text:p>
              </table:table-cell>
              <table:table-cell office:value-type="float" office:value="4030.52">
                <text:p>403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</text:p>
              </table:table-cell>
              <table:table-cell office:value-type="float" office:value="32">
                <text:p>32</text:p>
              </table:table-cell>
              <table:table-cell office:value-type="float" office:value="40210">
                <text:p>40210</text:p>
              </table:table-cell>
              <table:table-cell office:value-type="float" office:value="92.71">
                <text:p>92.71</text:p>
              </table:table-cell>
              <table:table-cell office:value-type="float" office:value="473075.07">
                <text:p>473075.07</text:p>
              </table:table-cell>
              <table:table-cell office:value-type="float" office:value="5102.74">
                <text:p>5102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3</text:p>
              </table:table-cell>
              <table:table-cell office:value-type="float" office:value="33">
                <text:p>33</text:p>
              </table:table-cell>
              <table:table-cell office:value-type="float" office:value="40211">
                <text:p>40211</text:p>
              </table:table-cell>
              <table:table-cell office:value-type="float" office:value="58.86">
                <text:p>58.86</text:p>
              </table:table-cell>
              <table:table-cell office:value-type="float" office:value="339724.62">
                <text:p>339724.62</text:p>
              </table:table-cell>
              <table:table-cell office:value-type="float" office:value="5771.74">
                <text:p>5771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4</text:p>
              </table:table-cell>
              <table:table-cell office:value-type="float" office:value="34">
                <text:p>34</text:p>
              </table:table-cell>
              <table:table-cell office:value-type="float" office:value="40212">
                <text:p>40212</text:p>
              </table:table-cell>
              <table:table-cell office:value-type="float" office:value="70.17">
                <text:p>70.17</text:p>
              </table:table-cell>
              <table:table-cell office:value-type="float" office:value="443233.11">
                <text:p>443233.11</text:p>
              </table:table-cell>
              <table:table-cell office:value-type="float" office:value="6316.56">
                <text:p>6316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5</text:p>
              </table:table-cell>
              <table:table-cell office:value-type="float" office:value="35">
                <text:p>35</text:p>
              </table:table-cell>
              <table:table-cell office:value-type="float" office:value="40213">
                <text:p>40213</text:p>
              </table:table-cell>
              <table:table-cell office:value-type="float" office:value="82.71">
                <text:p>82.71</text:p>
              </table:table-cell>
              <table:table-cell office:value-type="float" office:value="426391.14">
                <text:p>426391.14</text:p>
              </table:table-cell>
              <table:table-cell office:value-type="float" office:value="5155.25">
                <text:p>515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6</text:p>
              </table:table-cell>
              <table:table-cell office:value-type="float" office:value="36">
                <text:p>36</text:p>
              </table:table-cell>
              <table:table-cell office:value-type="float" office:value="40214">
                <text:p>40214</text:p>
              </table:table-cell>
              <table:table-cell office:value-type="float" office:value="60.89">
                <text:p>60.89</text:p>
              </table:table-cell>
              <table:table-cell office:value-type="float" office:value="425907.85">
                <text:p>425907.85</text:p>
              </table:table-cell>
              <table:table-cell office:value-type="float" office:value="6994.71">
                <text:p>6994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7</text:p>
              </table:table-cell>
              <table:table-cell office:value-type="float" office:value="37">
                <text:p>37</text:p>
              </table:table-cell>
              <table:table-cell office:value-type="float" office:value="40215">
                <text:p>40215</text:p>
              </table:table-cell>
              <table:table-cell office:value-type="float" office:value="64.22">
                <text:p>64.22</text:p>
              </table:table-cell>
              <table:table-cell office:value-type="float" office:value="444124.57">
                <text:p>444124.57</text:p>
              </table:table-cell>
              <table:table-cell office:value-type="float" office:value="6915.67">
                <text:p>6915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8</text:p>
              </table:table-cell>
              <table:table-cell office:value-type="float" office:value="38">
                <text:p>38</text:p>
              </table:table-cell>
              <table:table-cell office:value-type="float" office:value="40216">
                <text:p>40216</text:p>
              </table:table-cell>
              <table:table-cell office:value-type="float" office:value="68.32">
                <text:p>68.32</text:p>
              </table:table-cell>
              <table:table-cell office:value-type="float" office:value="353874.01">
                <text:p>353874.01</text:p>
              </table:table-cell>
              <table:table-cell office:value-type="float" office:value="5179.65">
                <text:p>5179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9</text:p>
              </table:table-cell>
              <table:table-cell office:value-type="float" office:value="39">
                <text:p>39</text:p>
              </table:table-cell>
              <table:table-cell office:value-type="float" office:value="40217">
                <text:p>40217</text:p>
              </table:table-cell>
              <table:table-cell office:value-type="float" office:value="52.05">
                <text:p>52.05</text:p>
              </table:table-cell>
              <table:table-cell office:value-type="float" office:value="338544.6">
                <text:p>338544.6</text:p>
              </table:table-cell>
              <table:table-cell office:value-type="float" office:value="6504.22">
                <text:p>6504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0</text:p>
              </table:table-cell>
              <table:table-cell office:value-type="float" office:value="40">
                <text:p>40</text:p>
              </table:table-cell>
              <table:table-cell office:value-type="float" office:value="40218">
                <text:p>40218</text:p>
              </table:table-cell>
              <table:table-cell office:value-type="float" office:value="71.18">
                <text:p>71.18</text:p>
              </table:table-cell>
              <table:table-cell office:value-type="float" office:value="524191.87">
                <text:p>524191.87</text:p>
              </table:table-cell>
              <table:table-cell office:value-type="float" office:value="7364.31">
                <text:p>7364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1</text:p>
              </table:table-cell>
              <table:table-cell office:value-type="float" office:value="41">
                <text:p>41</text:p>
              </table:table-cell>
              <table:table-cell office:value-type="float" office:value="40219">
                <text:p>40219</text:p>
              </table:table-cell>
              <table:table-cell office:value-type="float" office:value="41.24">
                <text:p>41.24</text:p>
              </table:table-cell>
              <table:table-cell office:value-type="float" office:value="349736.26">
                <text:p>349736.26</text:p>
              </table:table-cell>
              <table:table-cell office:value-type="float" office:value="8480.51">
                <text:p>848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2</text:p>
              </table:table-cell>
              <table:table-cell office:value-type="float" office:value="42">
                <text:p>42</text:p>
              </table:table-cell>
              <table:table-cell office:value-type="float" office:value="40220">
                <text:p>40220</text:p>
              </table:table-cell>
              <table:table-cell office:value-type="float" office:value="66.51">
                <text:p>66.51</text:p>
              </table:table-cell>
              <table:table-cell office:value-type="float" office:value="357738.28">
                <text:p>357738.28</text:p>
              </table:table-cell>
              <table:table-cell office:value-type="float" office:value="5378.71">
                <text:p>537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3</text:p>
              </table:table-cell>
              <table:table-cell office:value-type="float" office:value="43">
                <text:p>43</text:p>
              </table:table-cell>
              <table:table-cell office:value-type="float" office:value="40221">
                <text:p>40221</text:p>
              </table:table-cell>
              <table:table-cell office:value-type="float" office:value="45.76">
                <text:p>45.76</text:p>
              </table:table-cell>
              <table:table-cell office:value-type="float" office:value="336565.9">
                <text:p>336565.9</text:p>
              </table:table-cell>
              <table:table-cell office:value-type="float" office:value="7355.02">
                <text:p>7355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4</text:p>
              </table:table-cell>
              <table:table-cell office:value-type="float" office:value="44">
                <text:p>44</text:p>
              </table:table-cell>
              <table:table-cell office:value-type="float" office:value="40222">
                <text:p>40222</text:p>
              </table:table-cell>
              <table:table-cell office:value-type="float" office:value="46.77">
                <text:p>46.77</text:p>
              </table:table-cell>
              <table:table-cell office:value-type="float" office:value="373703.25">
                <text:p>373703.25</text:p>
              </table:table-cell>
              <table:table-cell office:value-type="float" office:value="7990.23">
                <text:p>799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5</text:p>
              </table:table-cell>
              <table:table-cell office:value-type="float" office:value="45">
                <text:p>45</text:p>
              </table:table-cell>
              <table:table-cell office:value-type="float" office:value="40223">
                <text:p>40223</text:p>
              </table:table-cell>
              <table:table-cell office:value-type="float" office:value="29.09">
                <text:p>29.09</text:p>
              </table:table-cell>
              <table:table-cell office:value-type="float" office:value="457146.15">
                <text:p>457146.15</text:p>
              </table:table-cell>
              <table:table-cell office:value-type="float" office:value="15714.89">
                <text:p>15714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6</text:p>
              </table:table-cell>
              <table:table-cell office:value-type="float" office:value="46">
                <text:p>46</text:p>
              </table:table-cell>
              <table:table-cell office:value-type="float" office:value="40224">
                <text:p>40224</text:p>
              </table:table-cell>
              <table:table-cell office:value-type="float" office:value="58.52">
                <text:p>58.52</text:p>
              </table:table-cell>
              <table:table-cell office:value-type="float" office:value="385468.86">
                <text:p>385468.86</text:p>
              </table:table-cell>
              <table:table-cell office:value-type="float" office:value="6586.96">
                <text:p>658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4</text:p>
              </table:table-cell>
              <table:table-cell office:value-type="float" office:value="47">
                <text:p>47</text:p>
              </table:table-cell>
              <table:table-cell office:value-type="float" office:value="40225">
                <text:p>40225</text:p>
              </table:table-cell>
              <table:table-cell office:value-type="float" office:value="84.48">
                <text:p>84.48</text:p>
              </table:table-cell>
              <table:table-cell office:value-type="float" office:value="292746.49">
                <text:p>292746.49</text:p>
              </table:table-cell>
              <table:table-cell office:value-type="float" office:value="3465.28">
                <text:p>3465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7</text:p>
              </table:table-cell>
              <table:table-cell office:value-type="float" office:value="48">
                <text:p>48</text:p>
              </table:table-cell>
              <table:table-cell office:value-type="float" office:value="40226">
                <text:p>40226</text:p>
              </table:table-cell>
              <table:table-cell office:value-type="float" office:value="50.54">
                <text:p>50.54</text:p>
              </table:table-cell>
              <table:table-cell office:value-type="float" office:value="328337.93">
                <text:p>328337.93</text:p>
              </table:table-cell>
              <table:table-cell office:value-type="float" office:value="6496.6">
                <text:p>64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8</text:p>
              </table:table-cell>
              <table:table-cell office:value-type="float" office:value="49">
                <text:p>49</text:p>
              </table:table-cell>
              <table:table-cell office:value-type="float" office:value="40227">
                <text:p>40227</text:p>
              </table:table-cell>
              <table:table-cell office:value-type="float" office:value="47.8">
                <text:p>47.8</text:p>
              </table:table-cell>
              <table:table-cell office:value-type="float" office:value="458426.63">
                <text:p>458426.63</text:p>
              </table:table-cell>
              <table:table-cell office:value-type="float" office:value="9590.52">
                <text:p>959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3</text:p>
              </table:table-cell>
              <table:table-cell office:value-type="float" office:value="50">
                <text:p>50</text:p>
              </table:table-cell>
              <table:table-cell office:value-type="float" office:value="40228">
                <text:p>40228</text:p>
              </table:table-cell>
              <table:table-cell office:value-type="float" office:value="57.88">
                <text:p>57.88</text:p>
              </table:table-cell>
              <table:table-cell office:value-type="float" office:value="347857.39">
                <text:p>347857.39</text:p>
              </table:table-cell>
              <table:table-cell office:value-type="float" office:value="6009.98">
                <text:p>6009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9</text:p>
              </table:table-cell>
              <table:table-cell office:value-type="float" office:value="51">
                <text:p>51</text:p>
              </table:table-cell>
              <table:table-cell office:value-type="float" office:value="40229">
                <text:p>40229</text:p>
              </table:table-cell>
              <table:table-cell office:value-type="float" office:value="80.86">
                <text:p>80.86</text:p>
              </table:table-cell>
              <table:table-cell office:value-type="float" office:value="409625.19">
                <text:p>409625.19</text:p>
              </table:table-cell>
              <table:table-cell office:value-type="float" office:value="5065.86">
                <text:p>5065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0</text:p>
              </table:table-cell>
              <table:table-cell office:value-type="float" office:value="52">
                <text:p>52</text:p>
              </table:table-cell>
              <table:table-cell office:value-type="float" office:value="40230">
                <text:p>40230</text:p>
              </table:table-cell>
              <table:table-cell office:value-type="float" office:value="78.1">
                <text:p>78.1</text:p>
              </table:table-cell>
              <table:table-cell office:value-type="float" office:value="422318.37">
                <text:p>422318.37</text:p>
              </table:table-cell>
              <table:table-cell office:value-type="float" office:value="5407.41">
                <text:p>5407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1</text:p>
              </table:table-cell>
              <table:table-cell office:value-type="float" office:value="53">
                <text:p>53</text:p>
              </table:table-cell>
              <table:table-cell office:value-type="float" office:value="40231">
                <text:p>40231</text:p>
              </table:table-cell>
              <table:table-cell office:value-type="float" office:value="27.83">
                <text:p>27.83</text:p>
              </table:table-cell>
              <table:table-cell office:value-type="float" office:value="465763.27">
                <text:p>465763.27</text:p>
              </table:table-cell>
              <table:table-cell office:value-type="float" office:value="16736.01">
                <text:p>16736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2</text:p>
              </table:table-cell>
              <table:table-cell office:value-type="float" office:value="54">
                <text:p>54</text:p>
              </table:table-cell>
              <table:table-cell office:value-type="float" office:value="40232">
                <text:p>40232</text:p>
              </table:table-cell>
              <table:table-cell office:value-type="float" office:value="30.05">
                <text:p>30.05</text:p>
              </table:table-cell>
              <table:table-cell office:value-type="float" office:value="483846.72">
                <text:p>483846.72</text:p>
              </table:table-cell>
              <table:table-cell office:value-type="float" office:value="16101.39">
                <text:p>16101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</text:p>
              </table:table-cell>
              <table:table-cell office:value-type="float" office:value="55">
                <text:p>55</text:p>
              </table:table-cell>
              <table:table-cell office:value-type="float" office:value="40233">
                <text:p>40233</text:p>
              </table:table-cell>
              <table:table-cell office:value-type="float" office:value="26.59">
                <text:p>26.59</text:p>
              </table:table-cell>
              <table:table-cell office:value-type="float" office:value="617501.84">
                <text:p>617501.84</text:p>
              </table:table-cell>
              <table:table-cell office:value-type="float" office:value="23223.09">
                <text:p>23223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3</text:p>
              </table:table-cell>
              <table:table-cell office:value-type="float" office:value="57">
                <text:p>57</text:p>
              </table:table-cell>
              <table:table-cell office:value-type="float" office:value="40235">
                <text:p>40235</text:p>
              </table:table-cell>
              <table:table-cell office:value-type="float" office:value="52.64">
                <text:p>52.64</text:p>
              </table:table-cell>
              <table:table-cell office:value-type="float" office:value="322844.11">
                <text:p>322844.11</text:p>
              </table:table-cell>
              <table:table-cell office:value-type="float" office:value="6133.06">
                <text:p>613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4</text:p>
              </table:table-cell>
              <table:table-cell office:value-type="float" office:value="58">
                <text:p>58</text:p>
              </table:table-cell>
              <table:table-cell office:value-type="float" office:value="40236">
                <text:p>40236</text:p>
              </table:table-cell>
              <table:table-cell office:value-type="float" office:value="67.53">
                <text:p>67.53</text:p>
              </table:table-cell>
              <table:table-cell office:value-type="float" office:value="361582.55">
                <text:p>361582.55</text:p>
              </table:table-cell>
              <table:table-cell office:value-type="float" office:value="5354.4">
                <text:p>53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5</text:p>
              </table:table-cell>
              <table:table-cell office:value-type="float" office:value="59">
                <text:p>59</text:p>
              </table:table-cell>
              <table:table-cell office:value-type="float" office:value="40237">
                <text:p>40237</text:p>
              </table:table-cell>
              <table:table-cell office:value-type="float" office:value="56.74">
                <text:p>56.74</text:p>
              </table:table-cell>
              <table:table-cell office:value-type="float" office:value="486711.49">
                <text:p>486711.49</text:p>
              </table:table-cell>
              <table:table-cell office:value-type="float" office:value="8577.93">
                <text:p>8577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6</text:p>
              </table:table-cell>
              <table:table-cell office:value-type="float" office:value="60">
                <text:p>60</text:p>
              </table:table-cell>
              <table:table-cell office:value-type="float" office:value="40238">
                <text:p>40238</text:p>
              </table:table-cell>
              <table:table-cell office:value-type="float" office:value="42.19">
                <text:p>42.19</text:p>
              </table:table-cell>
              <table:table-cell office:value-type="float" office:value="566856.21">
                <text:p>566856.21</text:p>
              </table:table-cell>
              <table:table-cell office:value-type="float" office:value="13435.8">
                <text:p>1343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7</text:p>
              </table:table-cell>
              <table:table-cell office:value-type="float" office:value="61">
                <text:p>61</text:p>
              </table:table-cell>
              <table:table-cell office:value-type="float" office:value="40239">
                <text:p>40239</text:p>
              </table:table-cell>
              <table:table-cell office:value-type="float" office:value="31.91">
                <text:p>31.91</text:p>
              </table:table-cell>
              <table:table-cell office:value-type="float" office:value="454768.13">
                <text:p>454768.13</text:p>
              </table:table-cell>
              <table:table-cell office:value-type="float" office:value="14251.59">
                <text:p>14251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8</text:p>
              </table:table-cell>
              <table:table-cell office:value-type="float" office:value="62">
                <text:p>62</text:p>
              </table:table-cell>
              <table:table-cell office:value-type="float" office:value="40240">
                <text:p>40240</text:p>
              </table:table-cell>
              <table:table-cell office:value-type="float" office:value="54.57">
                <text:p>54.57</text:p>
              </table:table-cell>
              <table:table-cell office:value-type="float" office:value="316431.89">
                <text:p>316431.89</text:p>
              </table:table-cell>
              <table:table-cell office:value-type="float" office:value="5798.64">
                <text:p>579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9</text:p>
              </table:table-cell>
              <table:table-cell office:value-type="float" office:value="63">
                <text:p>63</text:p>
              </table:table-cell>
              <table:table-cell office:value-type="float" office:value="40241">
                <text:p>40241</text:p>
              </table:table-cell>
              <table:table-cell office:value-type="float" office:value="86.62">
                <text:p>86.62</text:p>
              </table:table-cell>
              <table:table-cell office:value-type="float" office:value="430111.64">
                <text:p>430111.64</text:p>
              </table:table-cell>
              <table:table-cell office:value-type="float" office:value="4965.5">
                <text:p>496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0</text:p>
              </table:table-cell>
              <table:table-cell office:value-type="float" office:value="64">
                <text:p>64</text:p>
              </table:table-cell>
              <table:table-cell office:value-type="float" office:value="40242">
                <text:p>40242</text:p>
              </table:table-cell>
              <table:table-cell office:value-type="float" office:value="70.23">
                <text:p>70.23</text:p>
              </table:table-cell>
              <table:table-cell office:value-type="float" office:value="321017.99">
                <text:p>321017.99</text:p>
              </table:table-cell>
              <table:table-cell office:value-type="float" office:value="4570.95">
                <text:p>457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1</text:p>
              </table:table-cell>
              <table:table-cell office:value-type="float" office:value="65">
                <text:p>65</text:p>
              </table:table-cell>
              <table:table-cell office:value-type="float" office:value="40243">
                <text:p>40243</text:p>
              </table:table-cell>
              <table:table-cell office:value-type="float" office:value="20.23">
                <text:p>20.23</text:p>
              </table:table-cell>
              <table:table-cell office:value-type="float" office:value="377295.09">
                <text:p>377295.09</text:p>
              </table:table-cell>
              <table:table-cell office:value-type="float" office:value="18650.28">
                <text:p>1865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2</text:p>
              </table:table-cell>
              <table:table-cell office:value-type="float" office:value="66">
                <text:p>66</text:p>
              </table:table-cell>
              <table:table-cell office:value-type="float" office:value="40244">
                <text:p>40244</text:p>
              </table:table-cell>
              <table:table-cell office:value-type="float" office:value="54.71">
                <text:p>54.71</text:p>
              </table:table-cell>
              <table:table-cell office:value-type="float" office:value="414710">
                <text:p>414710</text:p>
              </table:table-cell>
              <table:table-cell office:value-type="float" office:value="7580.15">
                <text:p>758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3</text:p>
              </table:table-cell>
              <table:table-cell office:value-type="float" office:value="67">
                <text:p>67</text:p>
              </table:table-cell>
              <table:table-cell office:value-type="float" office:value="40245">
                <text:p>40245</text:p>
              </table:table-cell>
              <table:table-cell office:value-type="float" office:value="50.39">
                <text:p>50.39</text:p>
              </table:table-cell>
              <table:table-cell office:value-type="float" office:value="340091.89">
                <text:p>340091.89</text:p>
              </table:table-cell>
              <table:table-cell office:value-type="float" office:value="6749.19">
                <text:p>6749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4</text:p>
              </table:table-cell>
              <table:table-cell office:value-type="float" office:value="68">
                <text:p>68</text:p>
              </table:table-cell>
              <table:table-cell office:value-type="float" office:value="40246">
                <text:p>40246</text:p>
              </table:table-cell>
              <table:table-cell office:value-type="float" office:value="61.97">
                <text:p>61.97</text:p>
              </table:table-cell>
              <table:table-cell office:value-type="float" office:value="206096.5">
                <text:p>206096.5</text:p>
              </table:table-cell>
              <table:table-cell office:value-type="float" office:value="3325.75">
                <text:p>332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5</text:p>
              </table:table-cell>
              <table:table-cell office:value-type="float" office:value="69">
                <text:p>69</text:p>
              </table:table-cell>
              <table:table-cell office:value-type="float" office:value="40247">
                <text:p>40247</text:p>
              </table:table-cell>
              <table:table-cell office:value-type="float" office:value="37.49">
                <text:p>37.49</text:p>
              </table:table-cell>
              <table:table-cell office:value-type="float" office:value="235655.08">
                <text:p>235655.08</text:p>
              </table:table-cell>
              <table:table-cell office:value-type="float" office:value="6285.81">
                <text:p>6285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6</text:p>
              </table:table-cell>
              <table:table-cell office:value-type="float" office:value="70">
                <text:p>70</text:p>
              </table:table-cell>
              <table:table-cell office:value-type="float" office:value="40248">
                <text:p>40248</text:p>
              </table:table-cell>
              <table:table-cell office:value-type="float" office:value="53.44">
                <text:p>53.44</text:p>
              </table:table-cell>
              <table:table-cell office:value-type="float" office:value="387177.08">
                <text:p>387177.08</text:p>
              </table:table-cell>
              <table:table-cell office:value-type="float" office:value="7245.08">
                <text:p>7245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4</text:p>
              </table:table-cell>
              <table:table-cell office:value-type="float" office:value="71">
                <text:p>71</text:p>
              </table:table-cell>
              <table:table-cell office:value-type="float" office:value="40249">
                <text:p>40249</text:p>
              </table:table-cell>
              <table:table-cell office:value-type="float" office:value="118.78">
                <text:p>118.78</text:p>
              </table:table-cell>
              <table:table-cell office:value-type="float" office:value="432653.15">
                <text:p>432653.15</text:p>
              </table:table-cell>
              <table:table-cell office:value-type="float" office:value="3642.47">
                <text:p>3642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7</text:p>
              </table:table-cell>
              <table:table-cell office:value-type="float" office:value="72">
                <text:p>72</text:p>
              </table:table-cell>
              <table:table-cell office:value-type="float" office:value="40250">
                <text:p>40250</text:p>
              </table:table-cell>
              <table:table-cell office:value-type="float" office:value="70.67">
                <text:p>70.67</text:p>
              </table:table-cell>
              <table:table-cell office:value-type="float" office:value="354394.35">
                <text:p>354394.35</text:p>
              </table:table-cell>
              <table:table-cell office:value-type="float" office:value="5014.78">
                <text:p>5014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8</text:p>
              </table:table-cell>
              <table:table-cell office:value-type="float" office:value="73">
                <text:p>73</text:p>
              </table:table-cell>
              <table:table-cell office:value-type="float" office:value="40251">
                <text:p>40251</text:p>
              </table:table-cell>
              <table:table-cell office:value-type="float" office:value="88.01">
                <text:p>88.01</text:p>
              </table:table-cell>
              <table:table-cell office:value-type="float" office:value="574488.55">
                <text:p>574488.55</text:p>
              </table:table-cell>
              <table:table-cell office:value-type="float" office:value="6527.54">
                <text:p>6527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3</text:p>
              </table:table-cell>
              <table:table-cell office:value-type="float" office:value="74">
                <text:p>74</text:p>
              </table:table-cell>
              <table:table-cell office:value-type="float" office:value="40252">
                <text:p>40252</text:p>
              </table:table-cell>
              <table:table-cell office:value-type="float" office:value="74.82">
                <text:p>74.82</text:p>
              </table:table-cell>
              <table:table-cell office:value-type="float" office:value="516612.8">
                <text:p>516612.8</text:p>
              </table:table-cell>
              <table:table-cell office:value-type="float" office:value="6904.74">
                <text:p>6904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9</text:p>
              </table:table-cell>
              <table:table-cell office:value-type="float" office:value="75">
                <text:p>75</text:p>
              </table:table-cell>
              <table:table-cell office:value-type="float" office:value="40253">
                <text:p>40253</text:p>
              </table:table-cell>
              <table:table-cell office:value-type="float" office:value="48.84">
                <text:p>48.84</text:p>
              </table:table-cell>
              <table:table-cell office:value-type="float" office:value="238319.03">
                <text:p>238319.03</text:p>
              </table:table-cell>
              <table:table-cell office:value-type="float" office:value="4879.59">
                <text:p>4879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0</text:p>
              </table:table-cell>
              <table:table-cell office:value-type="float" office:value="76">
                <text:p>76</text:p>
              </table:table-cell>
              <table:table-cell office:value-type="float" office:value="40254">
                <text:p>40254</text:p>
              </table:table-cell>
              <table:table-cell office:value-type="float" office:value="62.64">
                <text:p>62.64</text:p>
              </table:table-cell>
              <table:table-cell office:value-type="float" office:value="463680.82">
                <text:p>463680.82</text:p>
              </table:table-cell>
              <table:table-cell office:value-type="float" office:value="7402.31">
                <text:p>7402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1</text:p>
              </table:table-cell>
              <table:table-cell office:value-type="float" office:value="77">
                <text:p>77</text:p>
              </table:table-cell>
              <table:table-cell office:value-type="float" office:value="40255">
                <text:p>40255</text:p>
              </table:table-cell>
              <table:table-cell office:value-type="float" office:value="65.76">
                <text:p>65.76</text:p>
              </table:table-cell>
              <table:table-cell office:value-type="float" office:value="388748.19">
                <text:p>388748.19</text:p>
              </table:table-cell>
              <table:table-cell office:value-type="float" office:value="5911.62">
                <text:p>5911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2</text:p>
              </table:table-cell>
              <table:table-cell office:value-type="float" office:value="78">
                <text:p>78</text:p>
              </table:table-cell>
              <table:table-cell office:value-type="float" office:value="40256">
                <text:p>40256</text:p>
              </table:table-cell>
              <table:table-cell office:value-type="float" office:value="61.28">
                <text:p>61.28</text:p>
              </table:table-cell>
              <table:table-cell office:value-type="float" office:value="277964.09">
                <text:p>277964.09</text:p>
              </table:table-cell>
              <table:table-cell office:value-type="float" office:value="4535.97">
                <text:p>4535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1</text:p>
              </table:table-cell>
              <table:table-cell office:value-type="float" office:value="79">
                <text:p>79</text:p>
              </table:table-cell>
              <table:table-cell office:value-type="float" office:value="40257">
                <text:p>40257</text:p>
              </table:table-cell>
              <table:table-cell office:value-type="float" office:value="65.17">
                <text:p>65.17</text:p>
              </table:table-cell>
              <table:table-cell office:value-type="float" office:value="393928.62">
                <text:p>393928.62</text:p>
              </table:table-cell>
              <table:table-cell office:value-type="float" office:value="6044.63">
                <text:p>6044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t 2</text:p>
              </table:table-cell>
              <table:table-cell office:value-type="float" office:value="80">
                <text:p>80</text:p>
              </table:table-cell>
              <table:table-cell office:value-type="float" office:value="40258">
                <text:p>40258</text:p>
              </table:table-cell>
              <table:table-cell office:value-type="float" office:value="44.8">
                <text:p>44.8</text:p>
              </table:table-cell>
              <table:table-cell office:value-type="float" office:value="366724.91">
                <text:p>366724.91</text:p>
              </table:table-cell>
              <table:table-cell office:value-type="float" office:value="8185.82">
                <text:p>8185.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